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6.001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2pt" style:font-size-asian="12pt" style:font-name-complex="Times New Roman" style:font-size-complex="12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4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Performance insuffisante du produit développé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validation à chaque itération par le client</text:p>
          </table:table-cell>
          <table:covered-table-cell table:number-columns-repeated="4"/>
          <table:table-cell/>
          <table:table-cell office:value-type="string" calcext:value-type="string">
            <text:p>à chaque itération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/>
          <table:table-cell table:style-name="ce55" office:value-type="string" calcext:value-type="string">
            <text:p>X</text:p>
          </table:table-cell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6" table:number-rows-spanned="1">
            <text:p>Bien se former sur les technologies de développement – tester à la fin de chaque itération – faire des scénario de tests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n'est pas majeur vu que la technologie qui sera utilisée est maîtrisée par la plupart des membres de l'équipe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7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F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12P2" style:volatile="true">
      <number:text> </number:text>
      <loext:fill-character> </loext:fill-character>
      <number:text>- F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8:47:06.238000000</meta:creation-date>
    <dc:date>2016-03-01T18:48:16.833000000</dc:date>
    <meta:editing-duration>P0D</meta:editing-duration>
    <meta:editing-cycles>1</meta:editing-cycles>
    <meta:document-statistic meta:table-count="1" meta:cell-count="95" meta:object-count="0"/>
    <meta:generator>LibreOffice/4.1.5.3$Windows_x86 LibreOffice_project/1c1366bba2ba2b554cd2ca4d87c06da81c05d24</meta:generator>
  </office:meta>
</office:document-meta>
</file>